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Preformatted_20_Text">
      <style:text-properties fo:font-size="16pt" fo:font-weight="bold" fo:background-color="#ff860d" style:font-size-asian="16pt" style:font-weight-asian="bold" style:font-size-complex="16pt" style:font-weight-complex="bold"/>
    </style:style>
    <style:style style:name="P2" style:family="paragraph" style:parent-style-name="Preformatted_20_Text">
      <style:paragraph-properties fo:text-align="justify" style:justify-single-word="false"/>
      <style:text-properties fo:font-size="16pt" fo:font-weight="bold" fo:background-color="#ff860d" style:font-size-asian="16pt" style:font-weight-asian="bold" style:font-size-complex="16pt" style:font-weight-complex="bold"/>
    </style:style>
    <style:style style:name="P3" style:family="paragraph" style:parent-style-name="Preformatted_20_Text">
      <style:paragraph-properties fo:text-align="justify" style:justify-single-word="false"/>
    </style:style>
    <style:style style:name="P4" style:family="paragraph" style:parent-style-name="Preformatted_20_Text">
      <style:text-properties fo:language="en" fo:country="US" officeooo:rsid="0011c933" officeooo:paragraph-rsid="0011c933"/>
    </style:style>
    <style:style style:name="P5" style:family="paragraph" style:parent-style-name="Preformatted_20_Text">
      <style:paragraph-properties fo:text-align="justify" style:justify-single-word="false"/>
      <style:text-properties style:font-name="Arial1" fo:font-size="12pt" style:font-size-asian="12pt" style:font-size-complex="12pt"/>
    </style:style>
    <style:style style:name="P6" style:family="paragraph" style:parent-style-name="Preformatted_20_Text">
      <style:text-properties style:font-name="Arial1" fo:font-size="12pt" style:font-size-asian="12pt" style:font-size-complex="12pt"/>
    </style:style>
    <style:style style:name="P7" style:family="paragraph" style:parent-style-name="Preformatted_20_Text">
      <style:paragraph-properties fo:text-align="justify" style:justify-single-word="false"/>
      <style:text-properties style:font-name="Arial1" fo:font-size="12pt" fo:language="en" fo:country="US" fo:font-style="italic" officeooo:rsid="0011c933" officeooo:paragraph-rsid="0011c933" style:font-size-asian="12pt" style:font-style-asian="italic" style:font-size-complex="12pt" style:font-style-complex="italic"/>
    </style:style>
    <style:style style:name="P8" style:family="paragraph" style:parent-style-name="Preformatted_20_Text">
      <style:paragraph-properties fo:text-align="justify" style:justify-single-word="false"/>
      <style:text-properties style:font-name="Arial1" fo:font-size="12pt" fo:language="en" fo:country="US" fo:font-style="italic" officeooo:rsid="00133362" officeooo:paragraph-rsid="00133362" style:font-size-asian="12pt" style:font-style-asian="italic" style:font-size-complex="12pt" style:font-style-complex="italic"/>
    </style:style>
    <style:style style:name="P9" style:family="paragraph" style:parent-style-name="Preformatted_20_Text">
      <style:paragraph-properties fo:text-align="justify" style:justify-single-word="false"/>
      <style:text-properties style:font-name="Arial1" fo:font-size="12pt" fo:font-style="italic" style:font-size-asian="12pt" style:font-style-asian="italic" style:font-size-complex="12pt" style:font-style-complex="italic"/>
    </style:style>
    <style:style style:name="P10" style:family="paragraph" style:parent-style-name="Preformatted_20_Text">
      <style:paragraph-properties fo:text-align="justify" style:justify-single-word="false"/>
      <style:text-properties style:font-name="Arial1" fo:font-size="12pt" fo:font-style="italic" officeooo:paragraph-rsid="0011c933" style:font-size-asian="12pt" style:font-style-asian="italic" style:font-size-complex="12pt" style:font-style-complex="italic"/>
    </style:style>
    <style:style style:name="P11" style:family="paragraph" style:parent-style-name="Standard">
      <style:paragraph-properties fo:text-align="justify" style:justify-single-word="false"/>
      <style:text-properties style:font-name="Arial1" fo:font-size="12pt" style:font-name-asian="NSimSun" style:font-size-asian="12pt" style:font-name-complex="Liberation Mono" style:font-size-complex="12pt"/>
    </style:style>
    <style:style style:name="P12" style:family="paragraph" style:parent-style-name="Table_20_Contents">
      <style:paragraph-properties fo:text-align="justify" style:justify-single-word="false"/>
      <style:text-properties style:font-name="Arial1" fo:font-size="12pt" fo:language="ru" fo:country="RU" fo:font-weight="bold" officeooo:rsid="0011c933" officeooo:paragraph-rsid="0011c933" style:font-name-asian="NSimSun" style:font-size-asian="12pt" style:font-weight-asian="bold" style:font-name-complex="Liberation Mono" style:font-size-complex="12pt" style:font-weight-complex="bold"/>
    </style:style>
    <style:style style:name="P13" style:family="paragraph" style:parent-style-name="Table_20_Contents">
      <style:paragraph-properties fo:text-align="justify" style:justify-single-word="false"/>
      <style:text-properties style:font-name="Arial1" fo:font-size="12pt" style:font-name-asian="NSimSun" style:font-size-asian="12pt" style:font-name-complex="Liberation Mono" style:font-size-complex="12pt"/>
    </style:style>
    <style:style style:name="P14" style:family="paragraph" style:parent-style-name="Table_20_Contents">
      <style:paragraph-properties fo:text-align="justify" style:justify-single-word="false"/>
      <style:text-properties style:font-name="Arial1" fo:font-size="12pt" fo:font-weight="bold" style:font-name-asian="NSimSun" style:font-size-asian="12pt" style:font-weight-asian="bold" style:font-name-complex="Liberation Mono" style:font-size-complex="12pt" style:font-weight-complex="bold"/>
    </style:style>
    <style:style style:name="T1" style:family="text">
      <style:text-properties fo:language="en" fo:country="US"/>
    </style:style>
    <style:style style:name="T2" style:family="text">
      <style:text-properties fo:language="en" fo:country="US" officeooo:rsid="0011c933"/>
    </style:style>
    <style:style style:name="T3" style:family="text">
      <style:text-properties fo:language="en" fo:country="US" officeooo:rsid="00133362"/>
    </style:style>
    <style:style style:name="T4" style:family="text">
      <style:text-properties fo:language="ru" fo:country="RU" officeooo:rsid="0011c933"/>
    </style:style>
    <style:style style:name="T5" style:family="text">
      <style:text-properties style:font-name="Arial1"/>
    </style:style>
    <style:style style:name="T6" style:family="text">
      <style:text-properties style:font-name="Arial1" fo:font-size="14pt" style:font-size-asian="14pt" style:font-size-complex="14pt"/>
    </style:style>
    <style:style style:name="T7" style:family="text">
      <style:text-properties style:font-name="Arial1" fo:font-size="12pt" style:font-size-asian="12pt" style:font-size-complex="12pt"/>
    </style:style>
    <style:style style:name="T8" style:family="text">
      <style:text-properties fo:language="es" fo:country="ES" officeooo:rsid="001333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span text:style-name="T8">¿</text:span>Cuál es la diferencia entre una lista y una tupla en Python?</text:p>
      <text:p text:style-name="P1"/>
      <text:p text:style-name="P3"><text:tab/><text:span text:style-name="T7">List y Tuple en Python son clases de estructura de datos de Python. Una lista es dinámica, mientras que una tupla tiene características estáticas. Esto significa que las listas se pueden modificar mientras que las tuplas no se pueden modificar; una tupla es más rápida que una lista debido a su naturaleza estática. Las listas se indican entre corchetes y las tuplas, entre paréntesis.</text:span></text:p>
      <text:p text:style-name="P5"/>
      <table:table table:name="Table1" table:style-name="Table1">
        <table:table-column table:style-name="Table1.A" table:number-columns-repeated="2"/>
        <table:table-row>
          <table:table-cell table:style-name="Table1.A1" office:value-type="string">
            <text:p text:style-name="P12">Lista</text:p>
          </table:table-cell>
          <table:table-cell table:style-name="Table1.B1" office:value-type="string">
            <text:p text:style-name="P14"><text:span text:style-name="T2">T</text:span>upla</text:p>
          </table:table-cell>
        </table:table-row>
        <table:table-row>
          <table:table-cell table:style-name="Table1.A2" office:value-type="string">
            <text:p text:style-name="P13">Las listas son mutables</text:p>
          </table:table-cell>
          <table:table-cell table:style-name="Table1.B2" office:value-type="string">
            <text:p text:style-name="P13">Las tuplas son inmutables</text:p>
          </table:table-cell>
        </table:table-row>
        <table:table-row>
          <table:table-cell table:style-name="Table1.A2" office:value-type="string">
            <text:p text:style-name="P13">Las consecuencias de las iteraciones llevan mucho tiempo</text:p>
          </table:table-cell>
          <table:table-cell table:style-name="Table1.B2" office:value-type="string">
            <text:p text:style-name="P13">Las consecuencias de las iteraciones son comparativamente más rápidas</text:p>
          </table:table-cell>
        </table:table-row>
        <table:table-row>
          <table:table-cell table:style-name="Table1.A2" office:value-type="string">
            <text:p text:style-name="P13">Una lista es mejor para realizar operaciones como inserción y eliminación</text:p>
          </table:table-cell>
          <table:table-cell table:style-name="Table1.B2" office:value-type="string">
            <text:p text:style-name="P13">El tipo de datos Tuple es adecuado para el acceso a elementos</text:p>
          </table:table-cell>
        </table:table-row>
        <table:table-row>
          <table:table-cell table:style-name="Table1.A2" office:value-type="string">
            <text:p text:style-name="P13">Las listas consumen más memoria</text:p>
          </table:table-cell>
          <table:table-cell table:style-name="Table1.B2" office:value-type="string">
            <text:p text:style-name="P13">Una tupla consume menos memoria en comparación con una lista</text:p>
          </table:table-cell>
        </table:table-row>
        <table:table-row>
          <table:table-cell table:style-name="Table1.A2" office:value-type="string">
            <text:p text:style-name="P13">Las listas tienen varios métodos integrados</text:p>
          </table:table-cell>
          <table:table-cell table:style-name="Table1.B2" office:value-type="string">
            <text:p text:style-name="P13">Tuple no tiene muchos métodos integrados</text:p>
          </table:table-cell>
        </table:table-row>
        <table:table-row>
          <table:table-cell table:style-name="Table1.A2" office:value-type="string">
            <text:p text:style-name="P13">Es más probable que se produzcan cambios inesperados y errores</text:p>
          </table:table-cell>
          <table:table-cell table:style-name="Table1.B2" office:value-type="string">
            <text:p text:style-name="P11">Esto es difícil de hacer en una tupla</text:p>
          </table:table-cell>
        </table:table-row>
      </table:table>
      <text:p text:style-name="P5"/>
      <text:p text:style-name="P7"># Ok</text:p>
      <text:p text:style-name="P9"><text:span text:style-name="T2">my_l</text:span>ist = [1, 2, 4, 4, 3, 3, 3, 6, 5]</text:p>
      <text:p text:style-name="P9"><text:span text:style-name="T2">my_l</text:span>ist[3] = 77</text:p>
      <text:p text:style-name="P9"/>
      <text:p text:style-name="P7"># Error</text:p>
      <text:p text:style-name="P9"><text:span text:style-name="T2">my_</text:span>tuple = (0, 1, 2, 3)</text:p>
      <text:p text:style-name="P9"><text:span text:style-name="T2">my_</text:span>tuple[0] = 4</text:p>
      <text:p text:style-name="P6"/>
      <text:p text:style-name="Preformatted_20_Text"/>
      <text:p text:style-name="Preformatted_20_Text"/>
      <text:p text:style-name="Preformatted_20_Text"/>
      <text:p text:style-name="Preformatted_20_Text"/>
      <text:p text:style-name="Preformatted_20_Text"/>
      <text:p text:style-name="P2">2. ¿Cuál es el orden de las operaciones?</text:p>
      <text:p text:style-name="Preformatted_20_Text"/>
      <text:p text:style-name="P3"><text:tab/><text:span text:style-name="T7">Las operaciones de mayor prioridad están en la parte superior, en la parte inferior, con baja prioridad. Los cálculos se realizan de izquierda a derecha, es decir, si una expresión contiene operadores de la misma precedencia, se ejecutará primero el de la izquierda.</text:span></text:p>
      <text:p text:style-name="P5"/>
      <text:p text:style-name="P5"><text:tab/>El operador de exponenciación es una excepción a esta regla. De los dos operadores **, primero se ejecutará el derecho y luego el izquierdo.</text:p>
      <text:p text:style-name="P5"/>
      <text:p text:style-name="P5">() - Soportes</text:p>
      <text:p text:style-name="P5">** - Exponenciación</text:p>
      <text:p text:style-name="P5">+x, -x, ~x - Unario más, menos y negación bit a bit</text:p>
      <text:p text:style-name="P5">*, /, //, % - Multiplicación, división, división entera, resto de división</text:p>
      <text:p text:style-name="P5">+, - - Suma y resta</text:p>
      <text:p text:style-name="P5"><text:soft-page-break/>≪, ≫ - Cambios de bits</text:p>
      <text:p text:style-name="P5">&amp; - poco y</text:p>
      <text:p text:style-name="P6">^ - OR exclusivo bit a bit (XOR)</text:p>
      <text:p text:style-name="P6">| - poco O</text:p>
      <text:p text:style-name="P6">==, ≠, &gt;, ≥, &lt;, ≤, - es, no está, en, no en Comparación, verificación de identidad, verificación de ocurrencia</text:p>
      <text:p text:style-name="P6">no - lógico NO</text:p>
      <text:p text:style-name="P6">and - lógico Y</text:p>
      <text:p text:style-name="P6">or - <text:span text:style-name="T2">l</text:span>ógico O</text:p>
      <text:p text:style-name="Preformatted_20_Text"/>
      <text:p text:style-name="Preformatted_20_Text"/>
      <text:p text:style-name="Preformatted_20_Text"/>
      <text:p text:style-name="Preformatted_20_Text"/>
      <text:p text:style-name="Preformatted_20_Text"/>
      <text:p text:style-name="Preformatted_20_Text"/>
      <text:p text:style-name="P1">3. ¿Qué es un diccionario Python?</text:p>
      <text:p text:style-name="Preformatted_20_Text"/>
      <text:p text:style-name="P5"><text:tab/>Un diccionario es una estructura de datos que le permite registrar y recuperar diferentes valores por clave. En algunos idiomas, las claves y valores de un diccionario sólo pueden ser objetos específicos. Y en Python, cualquier entidad: hasta clases de usuario.</text:p>
      <text:p text:style-name="P5"/>
      <text:p text:style-name="P9"><text:span text:style-name="T2"># </text:span>Crear</text:p>
      <text:p text:style-name="P9">my_new_dict = dict()</text:p>
      <text:p text:style-name="P9">another_dict <text:s/>= {"string_key": "the value", 2: "another value"}</text:p>
      <text:p text:style-name="P9"/>
      <text:p text:style-name="P9"><text:span text:style-name="T2"># </text:span>Expresión generadora</text:p>
      <text:p text:style-name="P9">list_one = ["one", "two", "three", "four", "five"]</text:p>
      <text:p text:style-name="P9">list_two = [1, 2, 3, 4, 5]</text:p>
      <text:p text:style-name="P9">the_dict = {}</text:p>
      <text:p text:style-name="P10">the_dict<text:span text:style-name="T4">2</text:span> = {}</text:p>
      <text:p text:style-name="P9"/>
      <text:p text:style-name="P9">for k, v in zip(list_one, list_two):</text:p>
      <text:p text:style-name="P9"><text:s text:c="4"/>the_dict[k] = v + 1</text:p>
      <text:p text:style-name="P9"/>
      <text:p text:style-name="P9">the_dict<text:span text:style-name="T4">2</text:span> = dict(zip(list_one, list_two))</text:p>
      <text:p text:style-name="P9"/>
      <text:p text:style-name="P7"># Obtener valores</text:p>
      <text:p text:style-name="P7">let_a = the_dict[0]</text:p>
      <text:p text:style-name="P7">let_b = the_dict[1]</text:p>
      <text:p text:style-name="P7"/>
      <text:p text:style-name="P7"># Agregar, cambiar y eliminar elementos</text:p>
      <text:p text:style-name="P7">the_dict["my_key"] = "some value"</text:p>
      <text:p text:style-name="P7">the_dict["my_another_key"] = 42</text:p>
      <text:p text:style-name="P7"/>
      <text:p text:style-name="P7">the_dict["my_key"] = "yet another value"</text:p>
      <text:p text:style-name="P7"/>
      <text:p text:style-name="P7">del the_dict["my_key"]</text:p>
      <text:p text:style-name="P7"/>
      <text:p text:style-name="P7"># Consultar disponibilidad de llaves</text:p>
      <text:p text:style-name="P7">print("some value" in the_dict)</text:p>
      <text:p text:style-name="P7"><text:s/></text:p>
      <text:p text:style-name="P7">print("some value 2" in the_dict)</text:p>
      <text:p text:style-name="P7"><text:soft-page-break/></text:p>
      <text:p text:style-name="P7"># Copiar diccionario</text:p>
      <text:p text:style-name="P7">dict_copy = the_dict.copy()</text:p>
      <text:p text:style-name="P7"/>
      <text:p text:style-name="P7"># Determinar la longitud del diccionario</text:p>
      <text:p text:style-name="P7">length = len(the_dict)</text:p>
      <text:p text:style-name="P7"/>
      <text:p text:style-name="P7"># Iteración del diccionario</text:p>
      <text:p text:style-name="P7">for k in the_dict.keys():</text:p>
      <text:p text:style-name="P7"><text:s text:c="4"/>print(k)</text:p>
      <text:p text:style-name="P7"><text:s text:c="4"/>print(the_dict[k])</text:p>
      <text:p text:style-name="P7"/>
      <text:p text:style-name="P7">for v in the_dict.values():</text:p>
      <text:p text:style-name="P7"><text:s text:c="4"/>print(v)</text:p>
      <text:p text:style-name="P7"/>
      <text:p text:style-name="P7"># Diccionarios anidados</text:p>
      <text:p text:style-name="P7">nested_dict = {"first_color": "blue", "second_color": "red"}</text:p>
      <text:p text:style-name="P7">the_dict["color"] = nested_dict</text:p>
      <text:p text:style-name="P4"/>
      <text:p text:style-name="P4"/>
      <text:p text:style-name="P4"/>
      <text:p text:style-name="P4"/>
      <text:p text:style-name="P4"/>
      <text:p text:style-name="P4"/>
      <text:p text:style-name="Preformatted_20_Text"/>
      <text:p text:style-name="P1">4. ¿Cuál es la diferencia entre el método ordenado y la función de ordenación?</text:p>
      <text:p text:style-name="Preformatted_20_Text"/>
      <text:p text:style-name="P5"><text:tab/>Ordenar es el proceso de organizar elementos de una colección en un orden específico. En Python, puedes usar el método sort() para listas y la función sorted() para varios iterables para ordenar colecciones. Ambas funciones le permiten ordenar elementos en orden ascendente o descendente, según el parámetro especificado.</text:p>
      <text:p text:style-name="P5"><text:tab/>La función sorted() devuelve una nueva lista ordenada de la colección iterable que se le pasa. La función devuelve una lista ordenada sin cambiar el orden de los elementos de la colección original.</text:p>
      <text:p text:style-name="P5"/>
      <text:p text:style-name="P9">numbers = [3, 1, 4, 1, 5, 9, 2, 6, 5, 3, 5]</text:p>
      <text:p text:style-name="P9">sorted_numbers = sorted(numbers)</text:p>
      <text:p text:style-name="P9"/>
      <text:p text:style-name="P5"><text:tab/>El método sort() es un método integrado en Python que se utiliza para ordenar los elementos de una lista en su lugar, es decir, cambia la lista original sin crear una nueva lista.</text:p>
      <text:p text:style-name="P5"/>
      <text:p text:style-name="P9">numbers = [3, 1, 4, 1, 5, 9, 2, 6, 5, 3, 5]</text:p>
      <text:p text:style-name="P9">numbers.sort()</text:p>
      <text:p text:style-name="P5"/>
      <text:p text:style-name="P5"><text:tab/>El método sort() y la función sorted() también tienen un parámetro inverso adicional que se puede utilizar para ordenar colecciones en orden inverso.</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5. ¿Qué es un operador de reasignación?</text:p>
      <text:p text:style-name="P1"/>
      <text:p text:style-name="P5"><text:tab/>Las tuplas son inmutables, lo que significa que no se pueden cambiar, agregar ni eliminar elementos una vez creada la tupla.</text:p>
      <text:p text:style-name="P5"><text:tab/>Pero existen algunas soluciones.</text:p>
      <text:p text:style-name="P5"/>
      <text:p text:style-name="P8"># Convert to list</text:p>
      <text:p text:style-name="P9">my_tuple = (“apply”, “banan”, “cherry”)</text:p>
      <text:p text:style-name="P9">my_list = list(my_tuple)</text:p>
      <text:p text:style-name="P9">my_list[1] = "kiwi"</text:p>
      <text:p text:style-name="P9"><text:span text:style-name="T1">my</text:span><text:span text:style-name="T3">_</text:span><text:span text:style-name="T1">list.append</text:span>("potato")</text:p>
      <text:p text:style-name="P9">my_tuple = tuple(my_list)</text:p>
      <text:p text:style-name="P9"/>
      <text:p text:style-name="P8"># reasignación</text:p>
      <text:p text:style-name="P9">my_tuple += (“chees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09T11:07:51.790000000</dc:date>
    <meta:editing-duration>PT1H4M37S</meta:editing-duration>
    <meta:editing-cycles>3</meta:editing-cycles>
    <meta:generator>LibreOffice/7.6.4.1$Windows_X86_64 LibreOffice_project/e19e193f88cd6c0525a17fb7a176ed8e6a3e2aa1</meta:generator>
    <meta:document-statistic meta:table-count="1" meta:image-count="0" meta:object-count="0" meta:page-count="4" meta:paragraph-count="96" meta:word-count="784" meta:character-count="4711" meta:non-whitespace-character-count="3994"/>
  </office:meta>
</office:document-meta>
</file>